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Light2" svg:font-family="'DejaVu Sans Light'" style:font-adornments="ExtraLight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" draw:marker-end="Symmetric_20_Arrow" draw:marker-end-width="0.2cm" draw:fill="none"/>
    </style:style>
    <style:style style:name="gr3" style:family="graphic" style:parent-style-name="textbody">
      <style:graphic-properties draw:textarea-horizontal-align="right" draw:auto-grow-height="true" draw:auto-grow-width="true" fo:min-height="0cm" fo:min-width="0cm"/>
    </style:style>
    <style:style style:name="gr4" style:family="graphic" style:parent-style-name="objectwithoutfill">
      <style:graphic-properties svg:stroke-width="0.04cm" draw:marker-start="" draw:marker-start-width="0.335cm" draw:marker-end="Symmetric_20_Arrow" draw:marker-end-width="0.185cm" draw:fill="none" fo:padding-top="0.02cm" fo:padding-bottom="0.02cm" fo:padding-left="0.02cm" fo:padding-right="0.02cm"/>
    </style:style>
    <style:style style:name="gr5" style:family="graphic" style:parent-style-name="textbody">
      <style:graphic-properties draw:auto-grow-height="true" draw:auto-grow-width="true" fo:min-height="0cm" fo:min-width="0cm"/>
    </style:style>
    <style:style style:name="gr6" style:family="graphic" style:parent-style-name="objectwithoutfill">
      <style:graphic-properties svg:stroke-width="0.04cm" draw:marker-start-width="0.32cm" draw:marker-end-width="0.32cm" draw:fill="none" fo:padding-top="0.02cm" fo:padding-bottom="0.02cm" fo:padding-left="0.02cm" fo:padding-right="0.02cm"/>
    </style:style>
    <style:style style:name="gr7" style:family="graphic" style:parent-style-name="textbody">
      <style:graphic-properties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2cm" svg:height="2.8cm" svg:x="2.2cm" svg:y="0.2cm">
          <text:p text:style-name="P1">Nexys4</text:p>
          <text:p text:style-name="P1">32bits<text:line-break/></text:p>
          <text:p text:style-name="P1">Display</text:p>
          <text:p text:style-name="P1">controll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4cm" svg:y1="0.8cm" svg:x2="2.2cm" svg:y2="0.8cm">
          <text:p/>
        </draw:line>
        <draw:frame draw:style-name="gr3" draw:layer="layout" svg:width="0.963cm" svg:height="0.336cm" svg:x="0.332cm" svg:y="0.6cm">
          <draw:text-box>
            <text:p>enable</text:p>
          </draw:text-box>
        </draw:frame>
        <draw:frame draw:style-name="gr3" draw:layer="layout" svg:width="1.026cm" svg:height="0.336cm" svg:x="0.269cm" svg:y="1.2cm">
          <draw:text-box>
            <text:p>digit_in</text:p>
          </draw:text-box>
        </draw:frame>
        <draw:line draw:style-name="gr4" draw:text-style-name="P1" draw:layer="layout" svg:x1="1.4cm" svg:y1="1.4cm" svg:x2="2.2cm" svg:y2="1.4cm">
          <text:p/>
        </draw:line>
        <draw:frame draw:style-name="gr5" draw:layer="layout" svg:width="0.184cm" svg:height="0.336cm" svg:x="1.621cm" svg:y="1cm">
          <draw:text-box>
            <text:p>8</text:p>
          </draw:text-box>
        </draw:frame>
        <draw:line draw:style-name="gr6" draw:text-style-name="P1" draw:layer="layout" svg:x1="1.6cm" svg:y1="1.5cm" svg:x2="1.8cm" svg:y2="1.3cm">
          <text:p/>
        </draw:line>
        <draw:line draw:style-name="gr2" draw:text-style-name="P1" draw:layer="layout" svg:x1="1.4cm" svg:y1="1.864cm" svg:x2="2.2cm" svg:y2="1.864cm">
          <text:p/>
        </draw:line>
        <draw:frame draw:style-name="gr3" draw:layer="layout" svg:width="0.768cm" svg:height="0.336cm" svg:x="0.527cm" svg:y="1.664cm">
          <draw:text-box>
            <text:p>dp_in</text:p>
          </draw:text-box>
        </draw:frame>
        <draw:line draw:style-name="gr2" draw:text-style-name="P1" draw:layer="layout" svg:x1="1.397cm" svg:y1="2.264cm" svg:x2="2.197cm" svg:y2="2.264cm">
          <text:p/>
        </draw:line>
        <draw:frame draw:style-name="gr3" draw:layer="layout" svg:width="0.235cm" svg:height="0.336cm" svg:x="1.057cm" svg:y="2.064cm">
          <draw:text-box>
            <text:p>w</text:p>
          </draw:text-box>
        </draw:frame>
        <draw:line draw:style-name="gr2" draw:text-style-name="P1" draw:layer="layout" svg:x1="4.4cm" svg:y1="0.668cm" svg:x2="5.2cm" svg:y2="0.668cm">
          <text:p/>
        </draw:line>
        <draw:frame draw:style-name="gr7" draw:layer="layout" svg:width="0.971cm" svg:height="0.336cm" svg:x="5.265cm" svg:y="0.5cm">
          <draw:text-box>
            <text:p>dp_out</text:p>
          </draw:text-box>
        </draw:frame>
        <draw:line draw:style-name="gr4" draw:text-style-name="P1" draw:layer="layout" svg:x1="4.4cm" svg:y1="1.332cm" svg:x2="5.2cm" svg:y2="1.332cm">
          <text:p/>
        </draw:line>
        <draw:frame draw:style-name="gr5" draw:layer="layout" svg:width="0.184cm" svg:height="0.336cm" svg:x="4.621cm" svg:y="0.9cm">
          <draw:text-box>
            <text:p>7</text:p>
          </draw:text-box>
        </draw:frame>
        <draw:line draw:style-name="gr6" draw:text-style-name="P1" draw:layer="layout" svg:x1="4.6cm" svg:y1="1.432cm" svg:x2="4.8cm" svg:y2="1.232cm">
          <text:p/>
        </draw:line>
        <draw:frame draw:style-name="gr7" draw:layer="layout" svg:width="1.098cm" svg:height="0.336cm" svg:x="5.265cm" svg:y="1.164cm">
          <draw:text-box>
            <text:p>seg_out</text:p>
          </draw:text-box>
        </draw:frame>
        <draw:line draw:style-name="gr4" draw:text-style-name="P1" draw:layer="layout" svg:x1="4.4cm" svg:y1="2.132cm" svg:x2="5.2cm" svg:y2="2.132cm">
          <text:p/>
        </draw:line>
        <draw:frame draw:style-name="gr5" draw:layer="layout" svg:width="0.184cm" svg:height="0.336cm" svg:x="4.621cm" svg:y="1.7cm">
          <draw:text-box>
            <text:p>8</text:p>
          </draw:text-box>
        </draw:frame>
        <draw:line draw:style-name="gr6" draw:text-style-name="P1" draw:layer="layout" svg:x1="4.6cm" svg:y1="2.232cm" svg:x2="4.8cm" svg:y2="2.032cm">
          <text:p/>
        </draw:line>
        <draw:frame draw:style-name="gr7" draw:layer="layout" svg:width="0.959cm" svg:height="0.336cm" svg:x="5.265cm" svg:y="1.964cm">
          <draw:text-box>
            <text:p>an_out</text:p>
          </draw:text-box>
        </draw:frame>
        <draw:line draw:style-name="gr2" draw:text-style-name="P1" draw:layer="layout" svg:x1="1.4cm" svg:y1="0.464cm" svg:x2="2.2cm" svg:y2="0.464cm">
          <text:p/>
        </draw:line>
        <draw:frame draw:style-name="gr3" draw:layer="layout" svg:width="0.404cm" svg:height="0.336cm" svg:x="0.891cm" svg:y="0.264cm">
          <draw:text-box>
            <text:p>clk</text:p>
          </draw:text-box>
        </draw:frame>
        <draw:frame draw:style-name="gr3" draw:layer="layout" svg:width="1.183cm" svg:height="0.336cm" svg:x="0.109cm" svg:y="2.464cm">
          <draw:text-box>
            <text:p>byte_sel</text:p>
          </draw:text-box>
        </draw:frame>
        <draw:line draw:style-name="gr4" draw:text-style-name="P1" draw:layer="layout" svg:x1="1.4cm" svg:y1="2.7cm" svg:x2="2.2cm" svg:y2="2.7cm">
          <text:p/>
        </draw:line>
        <draw:frame draw:style-name="gr5" draw:layer="layout" svg:width="0.184cm" svg:height="0.336cm" svg:x="1.611cm" svg:y="2.31cm">
          <draw:text-box>
            <text:p>2</text:p>
          </draw:text-box>
        </draw:frame>
        <draw:line draw:style-name="gr6" draw:text-style-name="P1" draw:layer="layout" svg:x1="1.6cm" svg:y1="2.8cm" svg:x2="1.8cm" svg:y2="2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Light2" svg:font-family="'DejaVu Sans Light'" style:font-adornments="ExtraLight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8pt" fo:font-style="normal" fo:text-shadow="none" style:text-underline-style="none" fo:font-weight="150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image-width="0cm" draw:fill-image-height="0cm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5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ino Ruiz de Clavijo Vázquez</meta:initial-creator>
    <meta:creation-date>2013-03-16T11:36:42</meta:creation-date>
    <meta:generator>LibreOffice/4.2.7.2$Linux_X86_64 LibreOffice_project/420m0$Build-2</meta:generator>
    <dc:date>2015-03-16T10:51:16.363265465</dc:date>
    <meta:editing-duration>PT7H40M8S</meta:editing-duration>
    <meta:editing-cycles>35</meta:editing-cycles>
    <dc:creator>Paulino Ruiz de Clavijo Vázquez</dc:creator>
    <meta:document-statistic meta:object-count="27"/>
  </office:meta>
</office:document-meta>
</file>